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1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style:font-name="times new roman" fo:font-size="10.1999998092651pt" fo:font-style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autiful Year</text:p>
      <text:p text:style-name="P3">time limit per test</text:p>
      <text:p text:style-name="P4">2 seconds</text:p>
      <text:p text:style-name="P3">memory limit per test</text:p>
      <text:p text:style-name="P4">256 megabytes</text:p>
      <text:p text:style-name="P3">input</text:p>
      <text:p text:style-name="P4">standard input</text:p>
      <text:p text:style-name="P3">output</text:p>
      <text:p text:style-name="P5">standard output</text:p>
      <text:p text:style-name="P6">It seems like the year of 2013 came only yesterday. Do you know a curious fact? The year of 2013 is the first year after the old 1987 with only distinct digits.</text:p>
      <text:p text:style-name="P6">Now you are suggested to solve the following problem: given a year number, find the minimum year number which is strictly larger than the given one and has only distinct digits.</text:p>
      <text:p text:style-name="P8">Input</text:p>
      <text:p text:style-name="P6">The single line contains integer <text:span text:style-name="T2">y</text:span> <text:span text:style-name="T1">(1000 ≤ </text:span><text:span text:style-name="T2">y</text:span><text:span text:style-name="T1"> ≤ 9000)</text:span> — the year number.</text:p>
      <text:p text:style-name="P8">Output</text:p>
      <text:p text:style-name="P6">Print a single integer — the minimum year number that is strictly larger than <text:span text:style-name="T2">y</text:span> and all it's digits are distinct. It is guaranteed that the answer exists.</text:p>
      <text:p text:style-name="P7">Examples</text:p>
      <text:p text:style-name="P9">input</text:p>
      <text:section text:style-name="Sect1" text:name="id001655127610782754">
        <text:p text:style-name="P10">Copy</text:p>
      </text:section>
      <text:p text:style-name="P1"><text:bookmark text:name="id0023482977863519228"/>1987</text:p>
      <text:p text:style-name="P9">output</text:p>
      <text:section text:style-name="Sect1" text:name="id009432488636431711">
        <text:p text:style-name="P10">Copy</text:p>
      </text:section>
      <text:p text:style-name="P1"><text:bookmark text:name="id0017793062133945536"/>2013</text:p>
      <text:p text:style-name="P9">input</text:p>
      <text:section text:style-name="Sect1" text:name="id007697862284785197">
        <text:p text:style-name="P10">Copy</text:p>
      </text:section>
      <text:p text:style-name="P1"><text:bookmark text:name="id008689665806030848"/>2013</text:p>
      <text:p text:style-name="P9">output</text:p>
      <text:section text:style-name="Sect1" text:name="id001652358658412032">
        <text:p text:style-name="P10">Copy</text:p>
      </text:section>
      <text:p text:style-name="P1"><text:bookmark text:name="id0003383172480438956"/>2014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7T08:44:37.041000000</dc:date>
    <meta:editing-duration>PT7S</meta:editing-duration>
    <meta:editing-cycles>1</meta:editing-cycles>
    <meta:document-statistic meta:table-count="0" meta:image-count="0" meta:object-count="0" meta:page-count="1" meta:paragraph-count="28" meta:word-count="139" meta:character-count="751" meta:non-whitespace-character-count="638"/>
    <meta:generator>LibreOffice/7.2.2.2$Windows_X86_64 LibreOffice_project/02b2acce88a210515b4a5bb2e46cbfb63fe97d56</meta:generator>
  </office:meta>
</office:document-meta>
</file>